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15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2-09_24-37-00_000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2-09_10-42-24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2-09_10-42-21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2-09_10-42-11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2-09_10-42-09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2-09_10-42-07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2-09_10-05-30_01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2-09_10-05-30_009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2-09_10-05-30_008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2-09_10-05-30_007.jpg</text:p>
          </table:table-cell>
          <table:table-cell table:style-name="ce2" office:value-type="string">
            <text:p>-*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7-02-09_10-05-30_006.jpg</text:p>
          </table:table-cell>
          <table:table-cell table:style-name="ce2" office:value-type="string">
            <text:p>:m other / ソーテック様 / 持ち物　朝　出勤　やることリスト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2-09_10-05-30_005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2-09_10-05-30_004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2-09_10-05-30_003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2-09_10-05-30_00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2-09_10-05-30_00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2-09_10-05-30_000.jpg</text:p>
          </table:table-cell>
          <table:table-cell office:value-type="string">
            <text:p>:m :PHOTO 起きた時刻 / 2017020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2-08_23-27-35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2-08_23-27-3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2-08_20-00-01_000.jpg</text:p>
          </table:table-cell>
          <table:table-cell office:value-type="string">
            <text:p>:m 食べた物/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2017-02-08_18-33-28_000.jpg</text:p>
          </table:table-cell>
          <table:table-cell table:style-name="ce2" office:value-type="string">
            <text:p>:m other / ソーテック / レビューログ / 2017020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2017-02-08_18-32-39_000.jpg</text:p>
          </table:table-cell>
          <table:table-cell office:value-type="string">
            <text:p>:m dayplan / 2017_020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2-08_12-12-55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2017-02-08_06-03-57_000.jpg</text:p>
          </table:table-cell>
          <table:table-cell table:style-name="ce2" office:value-type="string">
            <text:p>:m other / ソーテック / リスト　出勤時　移すもの、ポケットへ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7-02-08_05-51-5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2017-02-08_05-51-51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7-02-08_05-41-2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017-02-08_05-41-21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017-02-08_05-41-1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017-02-08_05-19-43_000.jpg</text:p>
          </table:table-cell>
          <table:table-cell office:value-type="string">
            <text:p>:m other / 温度　ベランダ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7-02-08_04-07-29_005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017-02-08_04-07-29_004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2017-02-08_04-07-29_003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2017-02-08_04-07-29_002.jpg</text:p>
          </table:table-cell>
          <table:table-cell office:value-type="string">
            <text:p>:m 保管場所 / トイレ便器用　芳香剤 / 東側、金属の棚　可動棚の前　⇒　上から1段目　左端ダンボール箱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2017-02-08_04-07-29_001.jpg</text:p>
          </table:table-cell>
          <table:table-cell table:style-name="ce2" office:value-type="string">
            <text:p>-*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2017-02-08_04-07-29_000.jpg</text:p>
          </table:table-cell>
          <table:table-cell table:style-name="ce2" office:value-type="string">
            <text:p>:m other / ソーテック / レビューログ / 20170206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2017-02-07_23-11-55_000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2017-02-07_22-33-48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2017-02-07_22-33-4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2017-02-07_15-59-13_000.jpg</text:p>
          </table:table-cell>
          <table:table-cell table:style-name="ce2" office:value-type="string">
            <text:p>:bookmemo / 読んだ本　/ 『気象学入門』　古川、大木 / 途中　ここまで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2017-02-07_15-59-01_000.jpg</text:p>
          </table:table-cell>
          <table:table-cell table:style-name="ce2" office:value-type="string">
            <text:p>:bookmemo / 読んだ本　/ 『気象学入門』　古川、大木 / 途中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2017-02-07_15-41-43_000.jpg</text:p>
          </table:table-cell>
          <table:table-cell table:style-name="ce2" office:value-type="string">
            <text:p>:m other / ソーテック / 修理メモ / 「試験記録書」　メモ付き / NL-14 3*3</text:p>
          </table:table-cell>
        </table:table-row>
        <table:table-row table:style-name="ro5">
          <table:table-cell office:value-type="float" office:value="43">
            <text:p>43</text:p>
          </table:table-cell>
          <table:table-cell office:value-type="string">
            <text:p>2017-02-07_15-41-32_000.jpg</text:p>
          </table:table-cell>
          <table:table-cell table:style-name="ce2" office:value-type="string">
            <text:p>:m other / ソーテック / 修理メモ / 「試験記録書」　メモ付き / NL-14 1-2*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2017-02-07_15-34-04_000.jpg</text:p>
          </table:table-cell>
          <table:table-cell table:style-name="ce2" office:value-type="string">
            <text:p>-*</text:p>
          </table:table-cell>
        </table:table-row>
        <table:table-row table:style-name="ro5">
          <table:table-cell office:value-type="float" office:value="45">
            <text:p>45</text:p>
          </table:table-cell>
          <table:table-cell office:value-type="string">
            <text:p>2017-02-07_15-20-59_000.jpg</text:p>
          </table:table-cell>
          <table:table-cell table:style-name="ce2" office:value-type="string">
            <text:p>:m other / ソーテック / 修理メモ 原初版　/ NA-25 NL-02A / 1-2*2 20170209_112934</text:p>
          </table:table-cell>
        </table:table-row>
        <table:table-row table:style-name="ro5">
          <table:table-cell office:value-type="float" office:value="46">
            <text:p>46</text:p>
          </table:table-cell>
          <table:table-cell office:value-type="string">
            <text:p>2017-02-07_15-20-40_000.jpg</text:p>
          </table:table-cell>
          <table:table-cell table:style-name="ce2" office:value-type="string">
            <text:p>:m other / ソーテック / 修理メモ / 「試験記録書」　メモ付き / NA-25 1-2*2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017-02-07_12-41-13_000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2017-02-07_11-45-12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2017-02-07_11-29-27_000.jpg</text:p>
          </table:table-cell>
          <table:table-cell table:style-name="ce2" office:value-type="string">
            <text:p>:m other / 猫不妊手術　ルート動物病院　スケジュール見通し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2017-02-07_11-29-11_000.jpg</text:p>
          </table:table-cell>
          <table:table-cell office:value-type="string">
            <text:p>:m other / :do / res　⇒　ジャーキング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2017-02-07_11-28-57_000.jpg</text:p>
          </table:table-cell>
          <table:table-cell office:value-type="string">
            <text:p>:m 見た夢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2017-02-07_11-28-49_000.jpg</text:p>
          </table:table-cell>
          <table:table-cell office:value-type="string">
            <text:p>:tome <text:s/>/ おれが生きる意味　⇒　君にしかできないこと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2017-02-07_11-28-43_000.jpg</text:p>
          </table:table-cell>
          <table:table-cell office:value-type="string">
            <text:p>:m dayplan / 2017_0204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2017-02-07_11-28-24_000.jpg</text:p>
          </table:table-cell>
          <table:table-cell office:value-type="string">
            <text:p>:tome <text:s/>/ ヘッジファンド　⇒　やろう || 自分ができること　⇒　やりきる、出し切る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2017/02/09</text:date>, <text:time>11:40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9T11:40:20.78</dc:date>
    <dc:creator>岩淵 謙</dc:creator>
    <meta:generator>OpenOffice/4.1.3$Win32 OpenOffice.org_project/413m1$Build-9783</meta:generator>
    <meta:editing-duration>PT31M43S</meta:editing-duration>
    <meta:editing-cycles>19</meta:editing-cycles>
    <meta:document-statistic meta:table-count="1" meta:cell-count="165" meta:object-count="0"/>
  </office:meta>
</office:document-meta>
</file>